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8.798cm" fo:margin-left="1.101cm" fo:margin-top="0cm" fo:margin-bottom="0cm" table:align="left"/>
    </style:style>
    <style:style style:name="Tabla3.A" style:family="table-column">
      <style:table-column-properties style:column-width="1.108cm"/>
    </style:style>
    <style:style style:name="Tabla3.B" style:family="table-column">
      <style:table-column-properties style:column-width="3.189cm"/>
    </style:style>
    <style:style style:name="Tabla3.C" style:family="table-column">
      <style:table-column-properties style:column-width="12.107cm"/>
    </style:style>
    <style:style style:name="Tabla3.D" style:family="table-column">
      <style:table-column-properties style:column-width="2.394cm"/>
    </style:style>
    <style:style style:name="Tabla3.1" style:family="table-row">
      <style:table-row-properties style:min-row-height="0.397cm" fo:keep-together="always"/>
    </style:style>
    <style:style style:name="Tabla3.A1" style:family="table-cell">
      <style:table-cell-properties fo:padding-left="0cm" fo:padding-right="0cm" fo:padding-top="0.101cm" fo:padding-bottom="0.101cm" fo:border="none"/>
    </style:style>
    <style:style style:name="Tabla3.2" style:family="table-row">
      <style:table-row-properties style:min-row-height="0.66cm" fo:keep-together="always"/>
    </style:style>
    <style:style style:name="Tabla3.A2" style:family="table-cell">
      <style:table-cell-properties style:vertical-align="middle" fo:padding-left="0cm" fo:padding-right="0cm" fo:padding-top="0.101cm" fo:padding-bottom="0.101cm" fo:border="none"/>
    </style:style>
    <style:style style:name="Tabla3.3" style:family="table-row">
      <style:table-row-properties style:min-row-height="0.446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2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P1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1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4436cc" style:font-size-asian="8pt" style:font-name-complex="Lucida Sans" style:font-size-complex="8pt"/>
    </style:style>
    <style:style style:name="P1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16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17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letter-spacing="-0.007cm" officeooo:paragraph-rsid="00451536" style:font-size-asian="6pt" style:font-name-complex="Lucida Sans" style:font-size-complex="6pt"/>
    </style:style>
    <style:style style:name="P1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19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style:font-size-asian="6pt" style:font-name-complex="Lucida Sans" style:font-size-complex="6pt"/>
    </style:style>
    <style:style style:name="P20" style:family="paragraph" style:parent-style-name="Standard">
      <style:paragraph-properties fo:margin-left="0.332cm" fo:margin-right="0.219cm" fo:margin-top="0cm" fo:margin-bottom="0cm" loext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6pt" fo:letter-spacing="-0.007cm" officeooo:paragraph-rsid="0022ae99" style:font-size-asian="6pt" style:font-name-complex="Lucida Sans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3" style:family="paragraph" style:parent-style-name="Standard">
      <style:text-properties fo:font-size="2pt" style:font-size-asian="2pt" style:font-size-complex="2pt"/>
    </style:style>
    <style:style style:name="P24" style:family="paragraph" style:parent-style-name="Standard">
      <style:text-properties style:font-name="Lucida Sans" fo:font-size="14pt" style:font-size-asian="14pt" style:font-size-complex="14pt"/>
    </style:style>
    <style:style style:name="P25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26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P27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9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6pt" fo:font-weight="normal" officeooo:paragraph-rsid="0033e773" style:font-size-asian="5.25pt" style:font-weight-asian="normal" style:font-size-complex="6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472c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59bc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P3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8472ca" style:font-size-asian="10pt" style:font-name-complex="Lucida Sans" style:font-size-complex="10pt"/>
    </style:style>
    <style:style style:name="P3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P4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P41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81108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style:font-name="Lucida Sans" style:font-name-complex="Lucida Sans"/>
    </style:style>
    <style:style style:name="T2" style:family="text">
      <style:text-properties fo:color="#221f1f" style:font-name="Lucida Sans" officeooo:rsid="0032fb1c" style:font-name-complex="Lucida Sans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5" style:family="text">
      <style:text-properties fo:color="#221f1f" style:font-name="Lucida Sans" fo:font-size="10pt" style:font-size-asian="10pt" style:font-name-complex="Lucida Sans" style:font-size-complex="10pt"/>
    </style:style>
    <style:style style:name="T6" style:family="text">
      <style:text-properties fo:color="#221f1f" style:font-name="Lucida Sans" fo:font-size="10pt" fo:letter-spacing="-0.012cm" style:font-size-asian="10pt" style:font-name-complex="Lucida Sans" style:font-size-complex="10pt"/>
    </style:style>
    <style:style style:name="T7" style:family="text">
      <style:text-properties fo:color="#221f1f" style:font-name="Lucida Sans" fo:letter-spacing="-0.012cm" style:font-name-complex="Lucida Sans"/>
    </style:style>
    <style:style style:name="T8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fo:color="#221f1f" style:text-position="-5% 100%" style:font-name="Lucida Sans" fo:font-size="10pt" fo:letter-spacing="-0.012cm" fo:font-weight="bold" style:font-size-asian="10pt" style:font-weight-asian="bold" style:font-name-complex="Lucida Sans" style:font-size-complex="10pt" style:font-weight-complex="bold"/>
    </style:style>
    <style:style style:name="T10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T11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12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3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T1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5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T16" style:family="text">
      <style:text-properties fo:color="#221f1f" style:text-position="-5% 100%" style:text-underline-style="none" fo:font-weight="normal" style:font-weight-asian="normal" style:font-weight-complex="normal"/>
    </style:style>
    <style:style style:name="T17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T18" style:family="text">
      <style:text-properties fo:color="#221f1f" style:text-position="-5% 100%" fo:font-size="9pt" style:text-underline-style="none" style:font-size-asian="9pt" style:font-size-complex="9pt"/>
    </style:style>
    <style:style style:name="T19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T20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1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22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23" style:family="text">
      <style:text-properties fo:color="#221f1f" fo:letter-spacing="-0.007cm" fo:font-style="normal" style:font-style-asian="normal" style:font-style-complex="normal"/>
    </style:style>
    <style:style style:name="T24" style:family="text">
      <style:text-properties fo:color="#221f1f" fo:font-size="8pt" fo:letter-spacing="-0.007cm" style:font-size-asian="8pt" style:font-size-complex="8pt"/>
    </style:style>
    <style:style style:name="T25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T26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T27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T28" style:family="text">
      <style:text-properties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29" style:family="text">
      <style:text-properties style:text-position="-5% 100%" fo:letter-spacing="-0.007cm" fo:font-weight="bold" style:font-weight-asian="bold" style:font-weight-complex="bold"/>
    </style:style>
    <style:style style:name="T30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T32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4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000000" fo:font-size="6pt" fo:letter-spacing="0.004cm" officeooo:rsid="00246271" style:font-size-asian="6pt" style:font-size-complex="6pt"/>
    </style:style>
    <style:style style:name="T37" style:family="text">
      <style:text-properties fo:color="#000000" fo:font-size="6pt" fo:letter-spacing="0.004cm" officeooo:rsid="0064e128" style:font-size-asian="6pt" style:font-size-complex="6pt"/>
    </style:style>
    <style:style style:name="T38" style:family="text">
      <style:text-properties fo:color="#000000" fo:font-size="9pt" fo:letter-spacing="-0.012cm" officeooo:rsid="0064e128" style:font-size-asian="9pt" style:font-size-complex="9pt"/>
    </style:style>
    <style:style style:name="T39" style:family="text">
      <style:text-properties fo:color="#000000" fo:font-size="9pt" fo:letter-spacing="-0.012cm" officeooo:rsid="00694827" style:font-size-asian="9pt" style:font-size-complex="9pt"/>
    </style:style>
    <style:style style:name="T40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T41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T42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T43" style:family="text">
      <style:text-properties fo:color="#000000" style:text-position="-5% 100%" fo:font-size="6pt" fo:letter-spacing="0.004cm" fo:font-style="normal" style:font-size-asian="6pt" style:font-style-asian="normal" style:font-size-complex="6pt" style:font-style-complex="normal"/>
    </style:style>
    <style:style style:name="T44" style:family="text">
      <style:text-properties fo:color="#000000" style:text-position="-5% 100%" fo:font-size="6pt" fo:letter-spacing="0.004cm" fo:font-style="normal" officeooo:rsid="00376780" style:font-size-asian="6pt" style:font-style-asian="normal" style:font-size-complex="6pt" style:font-style-complex="normal"/>
    </style:style>
    <style:style style:name="T45" style:family="text">
      <style:text-properties fo:color="#000000" style:text-position="-5% 100%" fo:font-size="6pt" fo:letter-spacing="0.004cm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6" style:family="text">
      <style:text-properties fo:color="#000000" style:text-position="-5% 100%" fo:font-size="6pt" fo:letter-spacing="0.004cm" fo:font-style="normal" style:text-underline-style="none" fo:font-weight="normal" style:font-size-asian="5.25pt" style:font-style-asian="normal" style:font-weight-asian="normal" style:font-size-complex="6pt" style:font-style-complex="normal" style:font-weight-complex="normal"/>
    </style:style>
    <style:style style:name="T47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48" style:family="text">
      <style:text-properties fo:color="#000000" style:text-position="-5% 100%" fo:letter-spacing="0.004cm" style:text-underline-style="none" officeooo:rsid="0048ba0b"/>
    </style:style>
    <style:style style:name="T49" style:family="text">
      <style:text-properties fo:color="#000000" style:text-position="-5% 100%" fo:letter-spacing="0.004cm" fo:font-style="normal" fo:font-weight="normal" officeooo:rsid="0020f754" style:font-style-asian="normal" style:font-weight-asian="normal" style:font-style-complex="normal" style:font-weight-complex="normal"/>
    </style:style>
    <style:style style:name="T50" style:family="text">
      <style:text-properties fo:color="#000000" style:text-position="-5% 100%" fo:letter-spacing="0.004cm" fo:font-style="normal" style:text-underline-style="none" fo:font-weight="normal" officeooo:rsid="0020f754" style:font-style-asian="normal" style:font-weight-asian="normal" style:font-style-complex="normal" style:font-weight-complex="normal"/>
    </style:style>
    <style:style style:name="T51" style:family="text">
      <style:text-properties fo:color="#000000" style:text-position="-5% 100%" fo:letter-spacing="0.004cm" fo:font-style="normal" style:text-underline-style="none" fo:font-weight="normal" officeooo:rsid="0041e80e" style:font-style-asian="normal" style:font-weight-asian="normal" style:font-style-complex="normal" style:font-weight-complex="normal"/>
    </style:style>
    <style:style style:name="T52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54" style:family="text">
      <style:text-properties fo:color="#000000" style:text-position="-5% 100%" fo:font-size="7pt" fo:letter-spacing="0.004cm" fo:font-style="normal" fo:font-weight="normal" officeooo:rsid="0041e80e" style:font-size-asian="7pt" style:font-style-asian="normal" style:font-weight-asian="normal" style:font-size-complex="7pt" style:font-style-complex="normal" style:font-weight-complex="normal"/>
    </style:style>
    <style:style style:name="T55" style:family="text">
      <style:text-properties fo:color="#000000" style:text-position="-5% 100%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56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T57" style:family="text">
      <style:text-properties fo:font-size="9pt" fo:letter-spacing="-0.012cm" fo:font-weight="bold" officeooo:rsid="0064e128" style:font-size-asian="9pt" style:font-weight-asian="bold" style:font-size-complex="9pt" style:font-weight-complex="bold"/>
    </style:style>
    <style:style style:name="T58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59" style:family="text">
      <style:text-properties fo:font-size="8pt" fo:font-weight="bold" style:font-size-asian="8pt" style:font-weight-asian="bold" style:font-size-complex="8pt" style:font-weight-complex="bold"/>
    </style:style>
    <style:style style:name="T60" style:family="text">
      <style:text-properties fo:font-size="8pt" style:font-size-asian="8pt" style:font-size-complex="8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style="normal" fo:font-weight="normal" officeooo:rsid="00246271" style:font-style-asian="normal" style:font-weight-asian="normal" style:font-style-complex="normal" style:font-weight-complex="normal"/>
    </style:style>
    <style:style style:name="T63" style:family="text">
      <style:text-properties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64" style:family="text">
      <style:text-properties fo:font-size="6pt" fo:font-style="normal" fo:font-weight="normal" officeooo:rsid="0022ae99" style:font-size-asian="6pt" style:font-style-asian="normal" style:font-weight-asian="normal" style:font-size-complex="6pt" style:font-style-complex="normal" style:font-weight-complex="normal"/>
    </style:style>
    <style:style style:name="T65" style:family="text">
      <style:text-properties fo:font-size="6pt" style:font-size-asian="6pt" style:font-size-complex="6pt"/>
    </style:style>
    <style:style style:name="T66" style:family="text">
      <style:text-properties fo:font-size="7pt" officeooo:rsid="0020f754" style:font-size-asian="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3"/>
          </table:table-cell>
          <table:table-cell table:style-name="Tabla3.A1" office:value-type="string">
            <text:p text:style-name="P16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19"/>
          </table:table-cell>
          <table:table-cell table:style-name="Tabla3.A2" office:value-type="string">
            <text:p text:style-name="P19"><text:span text:style-name="T60"><text:text-input text:description="&lt;formatLang(line.qty_done)&gt;">25,45</text:text-input></text:span><text:s/><text:span text:style-name="T60"><text:text-input text:description="&lt;line.product_uom_id.name&gt;">kgs.</text:text-input></text:span></text:p>
          </table:table-cell>
          <table:table-cell table:style-name="Tabla3.A2" office:value-type="string">
            <text:p text:style-name="P14"><text:span text:style-name="T46"><text:text-input text:description="&lt;if test=&quot;o.internal&quot;&gt;">int?</text:text-input></text:span><text:text-input text:description="&lt;line.product_id.description_picking&gt;">prod interno</text:text-input><text:span text:style-name="T45"><text:text-input text:description="&lt;/if&gt;">/if</text:text-input></text:span><text:span text:style-name="T45"><text:text-input text:description="&lt;if test=&quot;not o.internal&quot;&gt;">!int?</text:text-input></text:span><text:text-input text:description="&lt;line.client_description&gt;">prod normal</text:text-input><text:span text:style-name="T45"><text:text-input text:description="&lt;/if&gt;">/if</text:text-input></text:span><text:span text:style-name="T64"><text:text-input text:description="&lt;if test=&quot;line.lot_id.name&quot;&gt;">lot</text:text-input></text:span>-<text:span text:style-name="T58"> </text:span><text:span text:style-name="T62"><text:text-input text:description="&lt;&quot;Lote %s&quot; % (line.lot_id.get_attributes(line.product_id,internal=False) or &quot;&quot;)&gt;">Lote 00036 (Colada=5132)</text:text-input></text:span><text:span text:style-name="T63"><text:text-input text:description="&lt;/if&gt;">/if</text:text-input></text:span></text:p>
          </table:table-cell>
          <table:table-cell table:style-name="Tabla3.A2" office:value-type="string">
            <text:p text:style-name="P20"><text:span text:style-name="T49"><text:text-input text:description="&lt;if test=&quot;o.internal&quot;&gt;">?</text:text-input></text:span><text:span text:style-name="T66"><text:text-input text:description="&lt;formatLang(line.product_weight*line.qty_done)&gt;">999,99</text:text-input></text:span><text:span text:style-name="T49"><text:text-input text:description="&lt;/if&gt;">/</text:text-input></text:span></text:p>
            <text:p text:style-name="P17"><text:span text:style-name="T50"><text:text-input text:description="&lt;if test=&quot;not o.internal&quot;&gt;">!?</text:text-input></text:span><text:span text:style-name="T54"><text:text-input text:description="&lt;line.boxes&gt;">bx</text:text-input></text:span><text:span text:style-name="T51"><text:text-input text:description="&lt;/if&gt;">/</text:text-input></text:span></text:p>
          </table:table-cell>
        </table:table-row>
        <table:table-row table:style-name="Tabla3.3"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5"/>
          </table:table-cell>
          <table:table-cell table:style-name="Tabla3.A1" office:value-type="string">
            <text:p text:style-name="P18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798cm" fo:margin-left="1.101cm" fo:margin-top="1cm" fo:margin-bottom="0cm" table:align="left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1.517cm"/>
    </style:style>
    <style:style style:name="Tabla5.C" style:family="table-column">
      <style:table-column-properties style:column-width="2.293cm"/>
    </style:style>
    <style:style style:name="Tabla5.D" style:family="table-column">
      <style:table-column-properties style:column-width="6.803cm"/>
    </style:style>
    <style:style style:name="Tabla5.1" style:family="table-row">
      <style:table-row-properties style:min-row-height="1.7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404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196cm"/>
    </style:style>
    <style:style style:name="Tabla7" style:family="table">
      <style:table-properties style:width="18.798cm" fo:margin-left="1.101cm" fo:margin-top="0cm" fo:margin-bottom="0cm" table:align="left"/>
    </style:style>
    <style:style style:name="Tabla7.A" style:family="table-column">
      <style:table-column-properties style:column-width="2.494cm"/>
    </style:style>
    <style:style style:name="Tabla7.B" style:family="table-column">
      <style:table-column-properties style:column-width="11.314cm"/>
    </style:style>
    <style:style style:name="Tabla7.C" style:family="table-column">
      <style:table-column-properties style:column-width="4.99cm"/>
    </style:style>
    <style:style style:name="Tabla7.1" style:family="table-row">
      <style:table-row-properties style:min-row-height="0.504cm"/>
    </style:style>
    <style:style style:name="Tabla7.A1" style:family="table-cell">
      <style:table-cell-properties style:vertical-align="" fo:padding="0cm" fo:border="none"/>
    </style:style>
    <style:style style:name="Tabla7.2" style:family="table-row">
      <style:table-row-properties style:min-row-height="2.293cm"/>
    </style:style>
    <style:style style:name="Tabla2" style:family="table">
      <style:table-properties style:width="18.798cm" fo:margin-left="1.101cm" fo:margin-top="0.199cm" fo:margin-bottom="0cm" table:align="left"/>
    </style:style>
    <style:style style:name="Tabla2.A" style:family="table-column">
      <style:table-column-properties style:column-width="1.108cm"/>
    </style:style>
    <style:style style:name="Tabla2.B" style:family="table-column">
      <style:table-column-properties style:column-width="3.189cm"/>
    </style:style>
    <style:style style:name="Tabla2.C" style:family="table-column">
      <style:table-column-properties style:column-width="12.107cm"/>
    </style:style>
    <style:style style:name="Tabla2.D" style:family="table-column">
      <style:table-column-properties style:column-width="2.394cm"/>
    </style:style>
    <style:style style:name="Tabla2.1" style:family="table-row">
      <style:table-row-properties style:min-row-height="0.504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D1" style:family="table-cell">
      <style:table-cell-properties style:vertical-align="middle" fo:padding="0cm" fo:border="none"/>
    </style:style>
    <style:style style:name="Tabla6" style:family="table">
      <style:table-properties style:width="18.798cm" fo:margin-left="1.101cm" fo:margin-top="0cm" fo:margin-bottom="0.951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5.304cm"/>
    </style:style>
    <style:style style:name="Tabla6.B" style:family="table-column">
      <style:table-column-properties style:column-width="13.494cm"/>
    </style:style>
    <style:style style:name="Tabla6.1" style:family="table-row">
      <style:table-row-properties style:min-row-height="1.499cm"/>
    </style:style>
    <style:style style:name="Tabla6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color="#221f1f" style:font-name="Lucida Sans" fo:font-size="10pt" fo:letter-spacing="-0.007cm" fo:font-style="italic" style:font-size-asian="10pt" style:font-style-asian="italic" style:font-name-complex="Lucida Sans" style:font-size-complex="10pt" style:font-style-complex="italic"/>
    </style:style>
    <style:style style:name="MP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1pt" fo:font-weight="bold" officeooo:paragraph-rsid="0033e773" style:font-size-asian="11pt" style:font-weight-asian="bold" style:font-size-complex="11pt" style:font-weight-complex="bold"/>
    </style:style>
    <style:style style:name="MP11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6pt" fo:font-weight="normal" officeooo:paragraph-rsid="0033e773" style:font-size-asian="5.25pt" style:font-weight-asian="normal" style:font-size-complex="6pt" style:font-weight-complex="normal"/>
    </style:style>
    <style:style style:name="MP12" style:family="paragraph" style:parent-style-name="Standard">
      <style:paragraph-properties fo:margin-left="0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10pt" fo:letter-spacing="0.004cm" fo:font-style="normal" officeooo:paragraph-rsid="0033e773" style:font-size-asian="10pt" style:font-style-asian="normal" style:font-name-complex="Lucida Sans" style:font-size-complex="10pt" style:font-style-complex="normal"/>
    </style:style>
    <style:style style:name="MP1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1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fo:font-size="9pt" fo:font-weight="normal" style:font-size-asian="9pt" style:font-weight-asian="normal" style:font-size-complex="9pt" style:font-weight-complex="normal"/>
    </style:style>
    <style:style style:name="MP15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font-name="Lucida Sans" fo:font-size="6pt" fo:letter-spacing="0.004cm" officeooo:paragraph-rsid="00859bcc" style:font-size-asian="6pt" style:font-name-complex="Lucida Sans" style:font-size-complex="6pt"/>
    </style:style>
    <style:style style:name="MP1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7febf9" style:font-size-asian="10pt" style:font-name-complex="Lucida Sans" style:font-size-complex="10pt"/>
    </style:style>
    <style:style style:name="MP1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10pt" fo:letter-spacing="-0.009cm" officeooo:paragraph-rsid="008472ca" style:font-size-asian="10pt" style:font-name-complex="Lucida Sans" style:font-size-complex="10pt"/>
    </style:style>
    <style:style style:name="MP18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d52c" style:font-size-asian="10pt" style:font-size-complex="10pt"/>
    </style:style>
    <style:style style:name="MP1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size="10pt" officeooo:paragraph-rsid="0084f6f9" style:font-size-asian="10pt" style:font-size-complex="10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1108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472c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10pt" fo:letter-spacing="-0.012cm" fo:font-style="normal" fo:font-weight="bold" officeooo:paragraph-rsid="00859bcc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2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4" style:family="paragraph" style:parent-style-name="Standard">
      <style:paragraph-properties fo:margin-left="0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81108c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2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paragraph-rsid="00451536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7" style:family="paragraph" style:parent-style-name="Standard">
      <style:text-properties fo:font-size="2pt" style:font-size-asian="2pt" style:font-size-complex="2pt"/>
    </style:style>
    <style:style style:name="MP28" style:family="paragraph" style:parent-style-name="Standard">
      <style:paragraph-properties fo:margin-left="0cm" fo:margin-right="-0.056cm" fo:margin-top="0.199cm" fo:margin-bottom="0cm" loext:contextual-spacing="false" fo:line-height="150%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29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376780" style:font-size-asian="9pt" style:font-weight-asian="bold" style:font-name-complex="Lucida Sans" style:font-size-complex="9pt" style:font-weight-complex="bold"/>
    </style:style>
    <style:style style:name="MP3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fo:color="#221f1f" style:text-position="-5% 100%" style:font-name="Lucida Sans" fo:font-size="9pt" fo:letter-spacing="-0.012cm" style:text-underline-style="solid" style:text-underline-width="auto" style:text-underline-color="font-color" fo:font-weight="normal" officeooo:paragraph-rsid="00376780" fo:background-color="transparent" style:font-size-asian="9pt" style:font-weight-asian="normal" style:font-name-complex="Lucida Sans" style:font-size-complex="9pt" style:font-weight-complex="normal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3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color="#221f1f" style:font-name="Lucida Sans" officeooo:rsid="0032fb1c" style:font-name-complex="Lucida Sans"/>
    </style:style>
    <style:style style:name="MT2" style:family="text">
      <style:text-properties fo:color="#221f1f" style:font-name="Lucida Sans" style:font-name-complex="Lucida Sans"/>
    </style:style>
    <style:style style:name="M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4" style:family="text">
      <style:text-properties style:text-position="-5% 100%" fo:font-size="8pt" fo:letter-spacing="-0.007cm" fo:font-weight="bold" style:font-size-asian="8pt" style:font-weight-asian="bold" style:font-size-complex="8pt" style:font-weight-complex="bold"/>
    </style:style>
    <style:style style:name="MT5" style:family="text">
      <style:text-properties style:text-position="-5% 100%" fo:font-size="6pt" fo:letter-spacing="-0.007cm" fo:font-weight="normal" style:font-size-asian="6pt" style:font-weight-asian="normal" style:font-size-complex="6pt" style:font-weight-complex="normal"/>
    </style:style>
    <style:style style:name="MT6" style:family="text">
      <style:text-properties style:text-position="-5% 100%" fo:font-size="6pt" fo:letter-spacing="-0.007cm" fo:font-weight="normal" officeooo:rsid="0024f1fa" style:font-size-asian="6pt" style:font-weight-asian="normal" style:font-size-complex="6pt" style:font-weight-complex="normal"/>
    </style:style>
    <style:style style:name="MT7" style:family="text">
      <style:text-properties style:text-position="-5% 100%" fo:letter-spacing="-0.007cm" fo:font-weight="bold" style:font-weight-asian="bold" style:font-weight-complex="bold"/>
    </style:style>
    <style:style style:name="MT8" style:family="text">
      <style:text-properties style:text-position="-5% 100%" fo:font-style="normal" fo:font-weight="normal" style:font-style-asian="normal" style:font-weight-asian="normal" style:font-style-complex="normal" style:font-weight-complex="normal"/>
    </style:style>
    <style:style style:name="MT9" style:family="text">
      <style:text-properties style:text-position="-5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color="#221f1f" style:text-position="-5% 100%" fo:font-size="10pt" fo:letter-spacing="-0.007cm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11" style:family="text">
      <style:text-properties style:text-position="-5% 100%" fo:letter-spacing="-0.007cm" fo:font-style="normal" fo:font-weight="normal" style:font-style-asian="normal" style:font-weight-asian="normal" style:font-style-complex="normal" style:font-weight-complex="normal"/>
    </style:style>
    <style:style style:name="MT12" style:family="text">
      <style:text-properties style:text-position="-5% 100%" fo:letter-spacing="-0.007cm" fo:font-style="normal" fo:font-weight="normal" officeooo:rsid="00357543" style:font-style-asian="normal" style:font-weight-asian="normal" style:font-style-complex="normal" style:font-weight-complex="normal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style:text-position="-5% 100%" fo:font-size="9pt" fo:letter-spacing="-0.012cm" fo:font-style="normal" style:text-underline-style="none" fo:font-weight="bold" officeooo:rsid="007febf9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16" style:family="text">
      <style:text-properties fo:color="#000000" style:text-position="-5% 100%" style:font-name="Lucida Sans" fo:font-size="6pt" fo:letter-spacing="0.004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T17" style:family="text">
      <style:text-properties fo:color="#221f1f" style:font-name="Lucida Sans" fo:letter-spacing="-0.012cm" style:font-name-complex="Lucida Sans"/>
    </style:style>
    <style:style style:name="MT18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MT19" style:family="text">
      <style:text-properties fo:color="#221f1f" style:text-position="-5% 100%" fo:letter-spacing="-0.007cm" style:text-underline-style="none" fo:font-weight="normal" style:font-weight-asian="normal" style:font-weight-complex="normal"/>
    </style:style>
    <style:style style:name="MT20" style:family="text">
      <style:text-properties fo:color="#221f1f" style:text-position="-5% 100%" style:text-underline-style="none" fo:font-weight="normal" style:font-weight-asian="normal" style:font-weight-complex="normal"/>
    </style:style>
    <style:style style:name="MT21" style:family="text">
      <style:text-properties fo:color="#221f1f" style:text-position="-5% 100%" fo:letter-spacing="0.004cm" style:text-underline-style="none" fo:font-weight="normal" style:font-weight-asian="normal" style:font-weight-complex="normal"/>
    </style:style>
    <style:style style:name="MT22" style:family="text">
      <style:text-properties fo:color="#221f1f" style:text-position="-5% 100%" fo:font-size="9pt" style:text-underline-style="none" style:font-size-asian="9pt" style:font-size-complex="9pt"/>
    </style:style>
    <style:style style:name="MT23" style:family="text">
      <style:text-properties fo:color="#221f1f" style:text-position="-5% 100%" fo:font-size="9pt" style:text-underline-style="none" officeooo:rsid="0081108c" style:font-size-asian="9pt" style:font-size-complex="9pt"/>
    </style:style>
    <style:style style:name="MT24" style:family="text">
      <style:text-properties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25" style:family="text">
      <style:text-properties fo:color="#221f1f" style:text-position="-5% 100%" style:font-name="Lucida Sans" fo:letter-spacing="-0.012cm" fo:font-style="normal" style:font-style-asian="normal" style:font-name-complex="Lucida Sans" style:font-style-complex="normal"/>
    </style:style>
    <style:style style:name="MT26" style:family="text">
      <style:text-properties fo:color="#221f1f" style:text-position="-5% 100%" style:font-name="Lucida Sans" fo:font-size="6pt" fo:letter-spacing="-0.012cm" fo:font-style="normal" style:font-size-asian="6pt" style:font-style-asian="normal" style:font-name-complex="Lucida Sans" style:font-size-complex="6pt" style:font-style-complex="normal"/>
    </style:style>
    <style:style style:name="MT27" style:family="text">
      <style:text-properties fo:color="#221f1f" style:text-position="-5% 100%" style:font-name="Lucida Sans" fo:font-size="8pt" fo:letter-spacing="-0.012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28" style:family="text">
      <style:text-properties fo:font-size="6pt" style:font-size-asian="6pt" style:font-size-complex="6pt"/>
    </style:style>
    <style:style style:name="MT29" style:family="text">
      <style:text-properties fo:font-size="8pt" fo:font-weight="bold" style:font-size-asian="8pt" style:font-weight-asian="bold" style:font-size-complex="8pt" style:font-weight-complex="bold"/>
    </style:style>
    <style:style style:name="MT30" style:family="text">
      <style:text-properties fo:font-size="9pt" fo:letter-spacing="-0.012cm" fo:font-weight="bold" officeooo:rsid="0064e128" style:font-size-asian="9pt" style:font-weight-asian="bold" style:font-size-complex="9pt" style:font-weight-complex="bold"/>
    </style:style>
    <style:style style:name="MT31" style:family="text">
      <style:text-properties fo:color="#000000" style:text-position="-5% 100%" fo:font-size="6pt" fo:letter-spacing="0.004cm" fo:font-weight="normal" style:font-size-asian="6pt" style:font-weight-asian="normal" style:font-size-complex="6pt" style:font-weight-complex="normal"/>
    </style:style>
    <style:style style:name="MT32" style:family="text">
      <style:text-properties fo:color="#000000" style:text-position="-5% 100%" fo:font-size="6pt" fo:letter-spacing="0.004cm" style:text-underline-style="none" fo:font-weight="normal" officeooo:rsid="0020f754" style:font-size-asian="6pt" style:font-weight-asian="normal" style:font-size-complex="6pt" style:font-weight-complex="normal"/>
    </style:style>
    <style:style style:name="MT33" style:family="text">
      <style:text-properties fo:color="#000000" style:text-position="-5% 100%" fo:letter-spacing="0.004cm" style:text-underline-style="none" officeooo:rsid="0048ba0b"/>
    </style:style>
    <style:style style:name="MT34" style:family="text">
      <style:text-properties fo:color="#000000" style:text-position="-5% 100%" fo:font-size="6pt" fo:letter-spacing="0.004cm" style:text-underline-style="none" fo:font-weight="normal" officeooo:rsid="0041e80e" style:font-size-asian="6pt" style:font-weight-asian="normal" style:font-size-complex="6pt" style:font-weight-complex="normal"/>
    </style:style>
    <style:style style:name="MT35" style:family="text">
      <style:text-properties fo:color="#221f1f" fo:letter-spacing="-0.007cm" fo:font-style="normal" style:font-style-asian="normal" style:font-style-complex="normal"/>
    </style:style>
    <style:style style:name="MT36" style:family="text">
      <style:text-properties fo:font-weight="normal" style:font-weight-asian="normal" style:font-weight-complex="normal"/>
    </style:style>
    <style:style style:name="MT37" style:family="text">
      <style:text-properties fo:color="#221f1f" fo:font-size="8pt" fo:letter-spacing="-0.007cm" style:font-size-asian="8pt" style:font-size-complex="8pt"/>
    </style:style>
    <style:style style:name="MT38" style:family="text">
      <style:text-properties fo:color="#000000" style:text-position="-5% 100%" fo:font-size="8pt" fo:letter-spacing="0.004cm" fo:font-style="normal" style:font-size-asian="8pt" style:font-style-asian="normal" style:font-size-complex="8pt" style:font-style-complex="normal"/>
    </style:style>
    <style:style style:name="MT39" style:family="text">
      <style:text-properties fo:color="#000000" style:text-position="-5% 100%" fo:font-size="8pt" fo:letter-spacing="0.004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0" style:family="text">
      <style:text-properties fo:color="#000000" style:text-position="-5% 100%" fo:font-size="6pt" fo:letter-spacing="0.004cm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T41" style:family="text">
      <style:text-properties fo:color="#221f1f" style:text-position="-5% 100%" fo:font-size="8pt" fo:letter-spacing="-0.007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2" style:family="text">
      <style:text-properties fo:color="#221f1f" style:text-position="-5% 100%" fo:font-size="8pt" fo:letter-spacing="-0.028cm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MT43" style:family="text">
      <style:text-properties fo:color="#221f1f" style:text-position="-5% 100%" fo:font-size="6pt" fo:letter-spacing="-0.007cm" fo:font-style="normal" fo:font-weight="normal" style:font-size-asian="6pt" style:font-style-asian="normal" style:font-weight-asian="normal" style:font-size-complex="6pt" style:font-style-complex="normal" style:font-weight-complex="normal"/>
    </style:style>
    <style:page-layout style:name="Mpm1">
      <style:page-layout-properties fo:page-width="21.001cm" fo:page-height="29.7cm" style:num-format="1" style:print-orientation="portrait" fo:margin-top="1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cfe7f5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/>
              <text:p text:style-name="MP5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/>
              <text:p text:style-name="MP7"/>
              <text:p text:style-name="MP8"/>
            </table:table-cell>
          </table:table-row>
          <table:table-row table:style-name="Tabla5.2">
            <table:table-cell table:style-name="Tabla5.A2" table:number-rows-spanned="2" office:value-type="string">
              <text:p text:style-name="MP9"><text:s/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MP10"><text:span text:style-name="MT1">FECHA </text:span><text:span text:style-name="MT2"><text:text-input text:description="&lt;if test=&quot;o.date_done&quot;&gt;">If</text:text-input></text:span><text:span text:style-name="MT2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11"><text:span text:style-name="MT3"/></text:p>
              <text:p text:style-name="MP12"><text:span text:style-name="MT4">Movimiento</text:span><text:span text:style-name="MT5"><text:text-input text:description="&lt;if test=&quot;o.internal&quot;&gt;">int?</text:text-input></text:span><text:span text:style-name="MT6"><text:text-input text:description="&lt;/if&gt;">/if</text:text-input></text:span><text:span text:style-name="MT7">: </text:span><text:span text:style-name="MT4"><text:text-input text:description="&lt;o.name&gt;">Movimiento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13"/>
            </table:table-cell>
            <table:table-cell table:style-name="Tabla7.A1" office:value-type="string">
              <text:p text:style-name="MP13"/>
            </table:table-cell>
            <table:table-cell table:style-name="Tabla7.A1" office:value-type="string">
              <text:p text:style-name="MP14"/>
            </table:table-cell>
          </table:table-row>
          <table:table-row table:style-name="Tabla7.2">
            <table:table-cell table:style-name="Tabla7.A1" office:value-type="string">
              <text:p text:style-name="MP13"/>
            </table:table-cell>
            <table:table-cell table:style-name="Tabla7.A1" office:value-type="string">
              <text:p text:style-name="MP15"><text:span text:style-name="MT8"><text:text-input text:description="&lt;if test=&quot;o.internal&quot;&gt;">int?</text:text-input></text:span></text:p>
              <text:p text:style-name="MP15"><text:span text:style-name="MT9">Sr./es.: </text:span><text:span text:style-name="MT10"><text:text-input text:description="&lt;o.location_dest_id.get_warehouse().name&gt;">nombre tercero</text:text-input></text:span></text:p>
              <text:p text:style-name="MP16"><text:span text:style-name="MT11">Direcci</text:span><text:span text:style-name="MT12">ó</text:span><text:span text:style-name="MT11">n: </text:span><text:span text:style-name="MT13"><text:placeholder text:placeholder-type="text">&lt;o.location_dest_id.get_warehouse().partner_id.street&gt;</text:placeholder></text:span><text:span text:style-name="MT13"><text:s/></text:span><text:span text:style-name="MT14">(</text:span><text:span text:style-name="MT13"><text:placeholder text:placeholder-type="text">&lt;o.location_dest_id.get_warehouse().partner_id.zip&gt;</text:placeholder></text:span><text:span text:style-name="MT14">)</text:span></text:p>
              <text:p text:style-name="MP17"><text:span text:style-name="MT13"><text:placeholder text:placeholder-type="text">&lt;o.location_dest_id.get_warehouse().partner_id.city&gt;</text:placeholder></text:span></text:p>
              <text:p text:style-name="MP18"><text:span text:style-name="MT15"><text:placeholder text:placeholder-type="text">&lt;o.location_dest_id.get_warehouse().partner_id.state_id.name&gt;</text:placeholder></text:span><text:span text:style-name="MT16"><text:text-input text:description="&lt;/if&gt;">/if</text:text-input></text:span></text:p>
              <text:p text:style-name="MP19"><text:span text:style-name="MT16"><text:text-input text:description="&lt;if test=&quot;not o.internal&quot;&gt;">!int?</text:text-input></text:span></text:p>
              <text:p text:style-name="MP19"><text:span text:style-name="MT3">Cliente</text:span><text:span text:style-name="MT2">:</text:span><text:span text:style-name="MT17"> </text:span><text:span text:style-name="MT18"><text:placeholder text:placeholder-type="text">&lt;o.partner_id.commercial_partner_id.name&gt;</text:placeholder></text:span></text:p>
              <text:p text:style-name="MP20"><text:span text:style-name="MT19">Dirección</text:span><text:span text:style-name="MT20">:</text:span><text:span text:style-name="MT21"> </text:span><text:span text:style-name="MT22"><text:placeholder text:placeholder-type="text">&lt;o.partner_id.street&gt;</text:placeholder></text:span><text:span text:style-name="MT22"><text:s/></text:span><text:span text:style-name="MT23">(</text:span><text:span text:style-name="MT23"><text:placeholder text:placeholder-type="text">&lt;o.partner_id.zip&gt;</text:placeholder></text:span><text:span text:style-name="MT23">)</text:span></text:p>
              <text:p text:style-name="MP21"><text:span text:style-name="MT23"><text:placeholder text:placeholder-type="text">&lt;o.partner_id.city&gt;</text:placeholder></text:span></text:p>
              <text:p text:style-name="MP22"><text:span text:style-name="MT23"><text:placeholder text:placeholder-type="text">&lt;o.partner_id.state_id.name&gt;</text:placeholder></text:span></text:p>
              <text:p text:style-name="MP22"><text:span text:style-name="MT24"><text:text-input text:description="&lt;/if&gt;">/if</text:text-input></text:span></text:p>
            </table:table-cell>
            <table:table-cell table:style-name="Tabla7.A1" office:value-type="string">
              <text:p text:style-name="MP14"><text:span text:style-name="MT25">IVA: </text:span><text:span text:style-name="MT26"><text:text-input text:description="&lt;if test=&quot;o.internal&quot;&gt;">!int?</text:text-input></text:span><text:span text:style-name="MT27"><text:placeholder text:placeholder-type="text">&lt;o.location_dest_id.get_warehouse().partner_id.commercial_partner_id.afip_responsability_type_id.name&gt;</text:placeholder></text:span><text:span text:style-name="MT26"><text:text-input text:description="&lt;/if&gt;">/if</text:text-input></text:span><text:span text:style-name="MT27"><text:s/></text:span><text:span text:style-name="MT26"><text:text-input text:description="&lt;if test=&quot;not o.internal&quot;&gt;">!int?</text:text-input></text:span><text:span text:style-name="MT27"><text:s/></text:span><text:span text:style-name="MT27"><text:text-input text:description="&lt;o.partner_id.commercial_partner_id.afip_responsability_type_id.name&gt;">resp cli</text:text-input></text:span><text:span text:style-name="MT27"><text:s/></text:span><text:span text:style-name="MT26"><text:text-input text:description="&lt;/if&gt;">/if</text:text-input></text:span></text:p>
              <text:p text:style-name="MP23">CUIT: <text:span text:style-name="MT28"><text:text-input text:description="&lt;if test=&quot;o.internal&quot;&gt;">!int?</text:text-input></text:span><text:span text:style-name="MT29"><text:placeholder text:placeholder-type="text">&lt;o.location_dest_id.get_warehouse().partner_id.commercial_partner_id.main_id_number&gt;</text:placeholder></text:span><text:span text:style-name="MT29"><text:s/></text:span><text:span text:style-name="MT28"><text:text-input text:description="&lt;/if&gt;">/if</text:text-input></text:span><text:span text:style-name="MT29"><text:s/></text:span><text:span text:style-name="MT28"><text:text-input text:description="&lt;if test=&quot;not o.internal&quot;&gt;">!int?</text:text-input></text:span><text:span text:style-name="MT29"><text:s/></text:span><text:span text:style-name="MT29"><text:text-input text:description="&lt;o.partner_id.commercial_partner_id.main_id_number&gt;">cuit cli</text:text-input></text:span><text:span text:style-name="MT29"><text:s/></text:span><text:span text:style-name="MT28"><text:text-input text:description="&lt;/if&gt;">/if</text:text-input></text:span></text:p>
              <text:p text:style-name="MP23"><text:span text:style-name="MT28"/></text:p>
              <text:p text:style-name="MP24"><text:span text:style-name="MT30"><text:placeholder text:placeholder-type="text">&lt;o.client_order_ref or ''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office:value-type="string">
              <text:p text:style-name="MP25"/>
            </table:table-cell>
            <table:table-cell table:style-name="Tabla2.A1" office:value-type="string">
              <text:p text:style-name="MP25">Cant</text:p>
            </table:table-cell>
            <table:table-cell table:style-name="Tabla2.A1" office:value-type="string">
              <text:p text:style-name="MP25">Descripción / Lote</text:p>
            </table:table-cell>
            <table:table-cell table:style-name="Tabla2.D1" office:value-type="string">
              <text:p text:style-name="MP26"><text:span text:style-name="MT31"><text:text-input text:description="&lt;if test=&quot;o.internal&quot;&gt;">?</text:text-input></text:span>Kg<text:span text:style-name="MT31"><text:text-input text:description="&lt;/if&gt;">/</text:text-input></text:span><text:span text:style-name="MT32"><text:text-input text:description="&lt;if test=&quot;not o.internal&quot;&gt;">!
?</text:text-input></text:span><text:span text:style-name="MT33">CAJAS</text:span><text:span text:style-name="MT34"><text:text-input text:description="&lt;/if&gt;">/</text:text-input></text:span></text:p>
            </table:table-cell>
          </table:table-row>
        </table:table>
        <text:p text:style-name="MP27"/>
      </style:header>
      <style:footer>
        <table:table table:name="Tabla6" table:style-name="Tabla6">
          <table:table-column table:style-name="Tabla6.A"/>
          <table:table-column table:style-name="Tabla6.B"/>
          <table:table-row table:style-name="Tabla6.1">
            <table:table-cell table:style-name="Tabla6.A1" office:value-type="string">
              <text:p text:style-name="MP28"/>
            </table:table-cell>
            <table:table-cell table:style-name="Tabla6.A1" office:value-type="string">
              <text:p text:style-name="MP29"><text:span text:style-name="MT35">OBSERVACIONES</text:span>: <text:s text:c="2"/><text:span text:style-name="MT36">Bultos: </text:span><text:span text:style-name="MT37"><text:text-input text:description="&lt;o.number_of_packages&gt;">10</text:text-input></text:span><text:span text:style-name="MT38"><text:s/></text:span><text:span text:style-name="MT39"><text:text-input text:description="&lt;if test=&quot;o.origin&quot;&gt;"/></text:span><text:span text:style-name="MT38"><text:text-input text:description="&lt;/if&gt;"/></text:span><text:span text:style-name="MT40"><text:text-input text:description="&lt;if test=&quot;o.origin&quot;&gt;">!int?</text:text-input></text:span><text:span text:style-name="MT38"><text:s/></text:span><text:span text:style-name="MT41">Doc. Origen</text:span><text:span text:style-name="MT42">: </text:span><text:span text:style-name="MT41"><text:text-input text:description="&lt;o.origin&gt;">R1231231 – R1231321</text:text-input></text:span><text:span text:style-name="MT41"><text:s/></text:span><text:span text:style-name="MT43"><text:text-input text:description="&lt;/if&gt;">/if</text:text-input></text:span></text:p>
              <text:p text:style-name="MP30"><text:placeholder text:placeholder-type="text">&lt;o.observations&gt;</text:placeholder></text:p>
              <text:p text:style-name="MP31"/>
              <text:p text:style-name="MP31"/>
              <text:p text:style-name="MP31"/>
              <text:p text:style-name="MP31"/>
              <text:p text:style-name="MP32"/>
            </table:table-cell>
          </table:table-row>
        </table:table>
        <text:p text:style-name="MP33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2-06-18T09:03:44.94</meta:creation-date>
    <dc:date>2020-08-26T18:34:22.989000000</dc:date>
    <meta:editing-duration>P3DT14H37M14S</meta:editing-duration>
    <meta:editing-cycles>527</meta:editing-cycles>
    <meta:generator>LibreOffice/6.3.4.2$Windows_X86_64 LibreOffice_project/60da17e045e08f1793c57c00ba83cdfce946d0aa</meta:generator>
    <meta:document-statistic meta:table-count="5" meta:image-count="0" meta:object-count="0" meta:page-count="1" meta:paragraph-count="29" meta:word-count="196" meta:character-count="1085" meta:non-whitespace-character-count="1041"/>
  </office:meta>
</office:document-meta>
</file>